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8F00000EDDAE6AAE40.svm" manifest:media-type=""/>
  <manifest:file-entry manifest:full-path="Pictures/20000002000001A90000013D8F6D7044.eps" manifest:media-type=""/>
  <manifest:file-entry manifest:full-path="Pictures/2000000100000A8F00000EDD082224B1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c|c}&#10;A&amp;B&amp;C&amp;E\\&#10;\hline&#10;0&amp;0&amp;0&amp;0\\&#10;0&amp;0&amp;1&amp;1\\&#10;0&amp;1&amp;0&amp;1\\&#10;0&amp;1&amp;1&amp;1\\&#10;1&amp;0&amp;0&amp;1\\&#10;1&amp;0&amp;1&amp;1\\&#10;1&amp;1&amp;0&amp;1\\&#10;1&amp;1&amp;1&amp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4§latex§\begin{table}&#10;\begin{tabular}{ccc|c}&#10;A&amp;B&amp;C&amp;E\\&#10;\hline&#10;0&amp;0&amp;0&amp;0\\&#10;0&amp;0&amp;1&amp;0\\&#10;0&amp;1&amp;0&amp;0\\&#10;0&amp;1&amp;1&amp;0\\&#10;1&amp;0&amp;0&amp;0\\&#10;1&amp;0&amp;1&amp;0\\&#10;1&amp;1&amp;0&amp;0\\&#10;1&amp;1&amp;1&amp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31cm" svg:height="5.841cm" svg:x="0.513cm" svg:y="0.241cm">
          <draw:image xlink:href="Pictures/20000002000001A90000013D8F6D7044.eps" xlink:type="simple" xlink:show="embed" xlink:actuate="onLoad">
            <text:p/>
          </draw:image>
        </draw:frame>
        <draw:frame draw:style-name="gr2" draw:text-style-name="P1" draw:layer="layout" svg:width="2.08cm" svg:height="2.267cm" svg:x="1.237cm" svg:y="3.802cm">
          <draw:image xlink:href="Pictures/2000000100000A8F00000EDD082224B1.svm" xlink:type="simple" xlink:show="embed" xlink:actuate="onLoad">
            <text:p/>
          </draw:image>
        </draw:frame>
        <draw:frame draw:style-name="gr3" draw:layer="layout" svg:width="0.501cm" svg:height="0.469cm" svg:x="1.138cm" svg:y="0.3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93cm" svg:height="0.469cm" svg:x="1.129cm" svg:y="0.8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485cm" svg:height="0.469cm" svg:x="1.12cm" svg:y="1.3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501cm" svg:height="0.469cm" svg:x="4.896cm" svg:y="0.3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493cm" svg:height="0.469cm" svg:x="4.9cm" svg:y="0.76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485cm" svg:height="0.469cm" svg:x="4.904cm" svg:y="1.1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01cm" svg:height="0.469cm" svg:x="3.437cm" svg:y="0.81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01cm" svg:height="0.469cm" svg:x="7.243cm" svg:y="0.77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3" draw:layer="layout" svg:width="1.806cm" svg:height="0.911cm" svg:x="1.224cm" svg:y="1.74cm">
          <draw:text-box>
            <text:p text:style-name="P2"><text:span text:style-name="T1">جمع گیٹ</text:span></text:p>
          </draw:text-box>
        </draw:frame>
        <draw:frame draw:style-name="gr4" draw:text-style-name="P3" draw:layer="layout" svg:width="2.085cm" svg:height="0.911cm" svg:x="5.164cm" svg:y="1.689cm">
          <draw:text-box>
            <text:p text:style-name="P2"><text:span text:style-name="T1">ضرب گیٹ</text:span></text:p>
          </draw:text-box>
        </draw:frame>
        <draw:frame draw:style-name="gr5" draw:text-style-name="P1" draw:layer="layout" svg:width="2.027cm" svg:height="2.22cm" svg:x="5.32cm" svg:y="3.855cm">
          <draw:image xlink:href="Pictures/2000000100000A8F00000EDDAE6AAE40.svm" xlink:type="simple" xlink:show="embed" xlink:actuate="onLoad">
            <text:p/>
          </draw:image>
        </draw:frame>
        <draw:frame draw:style-name="gr4" draw:text-style-name="P5" draw:layer="layout" svg:width="1.162cm" svg:height="0.696cm" svg:x="1.533cm" svg:y="2.848cm">
          <draw:text-box>
            <text:p text:style-name="P4"><text:span text:style-name="T2">مداخل</text:span></text:p>
          </draw:text-box>
        </draw:frame>
        <draw:frame draw:style-name="gr4" draw:text-style-name="P5" draw:layer="layout" svg:width="1.162cm" svg:height="0.696cm" svg:x="5.57cm" svg:y="2.931cm">
          <draw:text-box>
            <text:p text:style-name="P4"><text:span text:style-name="T2">مداخل</text:span></text:p>
          </draw:text-box>
        </draw:frame>
        <draw:frame draw:style-name="gr4" draw:text-style-name="P5" draw:layer="layout" svg:width="1.035cm" svg:height="0.696cm" svg:x="2.577cm" svg:y="2.82cm">
          <draw:text-box>
            <text:p text:style-name="P4"><text:span text:style-name="T2">مخارج</text:span></text:p>
          </draw:text-box>
        </draw:frame>
        <draw:frame draw:style-name="gr4" draw:text-style-name="P5" draw:layer="layout" svg:width="1.035cm" svg:height="0.696cm" svg:x="6.617cm" svg:y="2.903cm">
          <draw:text-box>
            <text:p text:style-name="P4"><text:span text:style-name="T2">مخارج</text:span></text:p>
          </draw:text-box>
        </draw:frame>
        <draw:custom-shape draw:style-name="gr6" draw:text-style-name="P1" draw:layer="layout" svg:width="0.194cm" svg:height="1.324cm" draw:transform="rotate (-1.57079632679579) translate (2.758cm 3.4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194cm" svg:height="1.324cm" draw:transform="rotate (-1.57079632679579) translate (6.782cm 3.5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194cm" svg:height="0.349cm" draw:transform="rotate (-1.57079632679579) translate (3.245cm 3.4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194cm" svg:height="0.349cm" draw:transform="rotate (-1.57079632679579) translate (7.298cm 3.4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31T15:28:27</dc:date>
    <dc:creator>kkk </dc:creator>
    <meta:editing-duration>PT13H57M46S</meta:editing-duration>
    <meta:editing-cycles>59</meta:editing-cycles>
    <meta:generator>LibreOffice/3.3$Linux LibreOffice_project/330m19$Build-401</meta:generator>
    <meta:document-statistic meta:object-count="21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

<file path=Object 5/content.xml><?xml version="1.0" encoding="utf-8"?>
<math xmlns="http://www.w3.org/1998/Math/MathML">
  <semantics>
    <mi>B</mi>
    <annotation encoding="StarMath 5.0">B</annotation>
  </semantics>
</math>
</file>

<file path=Object 6/content.xml><?xml version="1.0" encoding="utf-8"?>
<math xmlns="http://www.w3.org/1998/Math/MathML">
  <semantics>
    <mi>C</mi>
    <annotation encoding="StarMath 5.0">C</annotation>
  </semantics>
</math>
</file>

<file path=Object 7/content.xml><?xml version="1.0" encoding="utf-8"?>
<math xmlns="http://www.w3.org/1998/Math/MathML">
  <semantics>
    <mi>E</mi>
    <annotation encoding="StarMath 5.0">E</annotation>
  </semantics>
</math>
</file>

<file path=Object 8/content.xml><?xml version="1.0" encoding="utf-8"?>
<math xmlns="http://www.w3.org/1998/Math/MathML">
  <semantics>
    <mi>E</mi>
    <annotation encoding="StarMath 5.0">E</annotation>
  </semantics>
</math>
</file>